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Heading_20_2">
      <style:paragraph-properties fo:margin-top="0.353cm" fo:margin-bottom="0cm" loext:contextual-spacing="false"/>
    </style:style>
    <style:style style:name="P3" style:family="paragraph" style:parent-style-name="Title" style:master-page-name="Standard">
      <style:paragraph-properties fo:margin-top="0cm" fo:margin-bottom="0cm" loext:contextual-spacing="false" style:page-number="1"/>
    </style:style>
    <style:style style:name="P4" style:family="paragraph" style:parent-style-name="Heading_20_1">
      <style:paragraph-properties fo:margin-top="0.353cm" fo:margin-bottom="0cm" loext:contextual-spacing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h.8b8qgxpuzu3h"/><text:span text:style-name="T1">Bibliografía - TFG</text:span></text:p>
      <text:h text:style-name="P4" text:outline-level="1"><text:bookmark text:name="h.22labo6z0uf9"/>Gráficos</text:h>
      <text:p text:style-name="Text_20_body">Art assets for game developers</text:p>
      <text:p text:style-name="Text_20_body"><text:a xlink:type="simple" xlink:href="http://letsmakegames.org/resources/art-assets-for-game-developers/" text:style-name="Internet_20_link" text:visited-style-name="Visited_20_Internet_20_Link"><text:span text:style-name="T2">http://letsmakegames.org/resources/art-assets-for-game-developers/</text:span></text:a></text:p>
      <text:p text:style-name="Text_20_body">Modelos low poly</text:p>
      <text:p text:style-name="Text_20_body"><text:a xlink:type="simple" xlink:href="http://cgi.tutsplus.com/articles/bitgems-quirky-low-poly-model-showcase--cg-14281" text:style-name="Internet_20_link" text:visited-style-name="Visited_20_Internet_20_Link"><text:span text:style-name="T2">http://cgi.tutsplus.com/articles/bitgems-quirky-low-poly-model-showcase--cg-14281</text:span></text:a></text:p>
      <text:p text:style-name="Text_20_body"><text:a xlink:type="simple" xlink:href="https://sketchfab.com/models/95e2707697a3456c8bbbd66fc641f800" text:style-name="Internet_20_link" text:visited-style-name="Visited_20_Internet_20_Link"><text:span text:style-name="T2">https://sketchfab.com/models/95e2707697a3456c8bbbd66fc641f800</text:span></text:a></text:p>
      <text:p text:style-name="Text_20_body">Shader estilo Mario Galaxy</text:p>
      <text:p text:style-name="Text_20_body"><text:a xlink:type="simple" xlink:href="https://cgcookie.com/blender/images/mario-galaxy-shader/" text:style-name="Internet_20_link" text:visited-style-name="Visited_20_Internet_20_Link"><text:span text:style-name="T2">https://cgcookie.com/blender/images/mario-galaxy-shader/</text:span></text:a></text:p>
      <text:h text:style-name="P4" text:outline-level="1"><text:bookmark text:name="h.kgg3zxrzwebj"/>Generación procedural</text:h>
      <text:p text:style-name="Text_20_body">Procedural content generation wiki</text:p>
      <text:p text:style-name="Text_20_body"><text:a xlink:type="simple" xlink:href="http://pcg.wikidot.com/" text:style-name="Internet_20_link" text:visited-style-name="Visited_20_Internet_20_Link"><text:span text:style-name="T2">http://pcg.wikidot.com/</text:span></text:a></text:p>
      <text:p text:style-name="Text_20_body">Genial libro sobre generación procedural en general, bastante detallado</text:p>
      <text:p text:style-name="Text_20_body"><text:a xlink:type="simple" xlink:href="http://pcgbook.com/" text:style-name="Internet_20_link" text:visited-style-name="Visited_20_Internet_20_Link"><text:span text:style-name="T2">http://pcgbook.com/</text:span></text:a></text:p>
      <text:p text:style-name="Text_20_body">Laberintos para programadores</text:p>
      <text:p text:style-name="Text_20_body"><text:a xlink:type="simple" xlink:href="http://weblog.jamisbuck.org/2011/1/17/maze-generation-aldous-broder-algorithm" text:style-name="Internet_20_link" text:visited-style-name="Visited_20_Internet_20_Link"><text:span text:style-name="T2">http://weblog.jamisbuck.org/2011/1/17/maze-generation-aldous-broder-algorithm</text:span></text:a></text:p>
      <text:p text:style-name="Text_20_body">Sobre generación de laberintos (explica el growing tree)</text:p>
      <text:p text:style-name="Text_20_body"><text:a xlink:type="simple" xlink:href="http://www.jamisbuck.org/presentations/rubyconf2011/" text:style-name="Internet_20_link" text:visited-style-name="Visited_20_Internet_20_Link"><text:span text:style-name="T2">http://www.jamisbuck.org/presentations/rubyconf2011/</text:span></text:a></text:p>
      <text:p text:style-name="Text_20_body">Autómata celular por Jim Babcock</text:p>
      <text:p text:style-name="Text_20_body"><text:a xlink:type="simple" xlink:href="http://www.jimrandomh.org/misc/caves.html" text:style-name="Internet_20_link" text:visited-style-name="Visited_20_Internet_20_Link"><text:span text:style-name="T2">http://www.jimrandomh.org/misc/caves.html</text:span></text:a></text:p>
      <text:p text:style-name="Text_20_body">Use BSP to generate maps</text:p>
      <text:p text:style-name="Text_20_body"><text:a xlink:type="simple" xlink:href="http://gamedevelopment.tutsplus.com/tutorials/how-to-use-bsp-trees-to-generate-game-maps--gamedev-12268" text:style-name="Internet_20_link" text:visited-style-name="Visited_20_Internet_20_Link"><text:span text:style-name="T2">http://gamedevelopment.tutsplus.com/tutorials/how-to-use-bsp-trees-to-generate-game-maps--gamedev-12268</text:span></text:a></text:p>
      <text:p text:style-name="Text_20_body">Procedural Maze</text:p>
      <text:p text:style-name="Text_20_body"><text:a xlink:type="simple" xlink:href="http://catlikecoding.com/unity/tutorials/maze/" text:style-name="Internet_20_link" text:visited-style-name="Visited_20_Internet_20_Link"><text:span text:style-name="T2">http://catlikecoding.com/unity/tutorials/maze/</text:span></text:a></text:p>
      <text:p text:style-name="Text_20_body"><text:soft-page-break/>RogueLike Dungeon Generator</text:p>
      <text:p text:style-name="Text_20_body"><text:a xlink:type="simple" xlink:href="http://xdavidleon.tumblr.com/post/51104205836/roguelike-development-in-unity-part-i" text:style-name="Internet_20_link" text:visited-style-name="Visited_20_Internet_20_Link"><text:span text:style-name="T2">http://xdavidleon.tumblr.com/post/51104205836/roguelike-development-in-unity-part-i</text:span></text:a></text:p>
      <text:p text:style-name="Text_20_body">Diseño de niveles en generación procedural</text:p>
      <text:p text:style-name="Text_20_body"><text:a xlink:type="simple" xlink:href="http://gamasutra.com/blogs/TanyaXShort/20140204/209176/Level_Design_in_Procedural_Generation.php" text:style-name="Internet_20_link" text:visited-style-name="Visited_20_Internet_20_Link"><text:span text:style-name="T2">http://gamasutra.com/blogs/TanyaXShort/20140204/209176/Level_Design_in_Procedural_Generation.php</text:span></text:a></text:p>
      <text:p text:style-name="Text_20_body">Algoritmo de Delving</text:p>
      <text:p text:style-name="Text_20_body"><text:a xlink:type="simple" xlink:href="https://www.youtube.com/watch?v=VGSHsh83_ns" text:style-name="Internet_20_link" text:visited-style-name="Visited_20_Internet_20_Link"><text:span text:style-name="T2">https://www.youtube.com/watch?v=VGSHsh83_ns</text:span></text:a></text:p>
      <text:p text:style-name="Text_20_body">Generación de números aleatorios para algoritmos procedurales</text:p>
      <text:p text:style-name="Text_20_body"><text:a xlink:type="simple" xlink:href="http://blogs.unity3d.com/2015/01/07/a-primer-on-repeatable-random-numbers/" text:style-name="Internet_20_link" text:visited-style-name="Visited_20_Internet_20_Link"><text:span text:style-name="T2">http://blogs.unity3d.com/2015/01/07/a-primer-on-repeatable-random-numbers/</text:span></text:a></text:p>
      <text:p text:style-name="Text_20_body">Pasillos irregulares</text:p>
      <text:p text:style-name="Text_20_body"><text:a xlink:type="simple" xlink:href="http://spelunkergame.blogspot.com.es/2014/09/procedural-generation-of-irregular.html" text:style-name="Internet_20_link" text:visited-style-name="Visited_20_Internet_20_Link"><text:span text:style-name="T2">http://spelunkergame.blogspot.com.es/2014/09/procedural-generation-of-irregular.html</text:span></text:a></text:p>
      <text:p text:style-name="Text_20_body">Paquete para Unity. $5, pero nombra algunos algoritmos.</text:p>
      <text:p text:style-name="Text_20_body"><text:a xlink:type="simple" xlink:href="http://lycaontalks.itch.io/upgt" text:style-name="Internet_20_link" text:visited-style-name="Visited_20_Internet_20_Link"><text:span text:style-name="T2">http://lycaontalks.itch.io/upgt</text:span></text:a></text:p>
      <text:h text:style-name="P2" text:outline-level="2"><text:bookmark text:name="h.i6qev4lbjlja"/>Zelda Dungeons</text:h>
      <text:p text:style-name="Text_20_body"><text:a xlink:type="simple" xlink:href="http://xdavidleon.tumblr.com/post/58097415717/zelda-dungeon-generation-in-unity3d" text:style-name="Internet_20_link" text:visited-style-name="Visited_20_Internet_20_Link"><text:span text:style-name="T2">http://xdavidleon.tumblr.com/post/58097415717/zelda-dungeon-generation-in-unity3d</text:span></text:a></text:p>
      <text:p text:style-name="Text_20_body"><text:a xlink:type="simple" xlink:href="http://blog.justinpoliey.com/procedurally-generating-legend-of-zelda-style-dungeons.html" text:style-name="Internet_20_link" text:visited-style-name="Visited_20_Internet_20_Link"><text:span text:style-name="T2">http://blog.justinpoliey.com/procedurally-generating-legend-of-zelda-style-dungeons.html</text:span></text:a></text:p>
      <text:p text:style-name="Text_20_body"><text:a xlink:type="simple" xlink:href="http://bytten-studio.com/devlog//2012/01/21/procedural-dungeon-generation-part-i/" text:style-name="Internet_20_link" text:visited-style-name="Visited_20_Internet_20_Link"><text:span text:style-name="T2">http://bytten-studio.com/devlog//2012/01/21/procedural-dungeon-generation-part-i/</text:span></text:a></text:p>
      <text:p text:style-name="Text_20_body"><text:a xlink:type="simple" xlink:href="http://www.gamasutra.com/view/feature/134949/learning_from_the_masters_level_.php" text:style-name="Internet_20_link" text:visited-style-name="Visited_20_Internet_20_Link"><text:span text:style-name="T2">http://www.gamasutra.com/view/feature/134949/learning_from_the_masters_level_.php</text:span></text:a></text:p>
      <text:h text:style-name="P4" text:outline-level="1"><text:bookmark text:name="h.qjey7dyurk1e"/>Diseño de niveles</text:h>
      <text:p text:style-name="Text_20_body"><text:a xlink:type="simple" xlink:href="http://www.gamasutra.com/blogs/LukeMcMillan/20130806/197147/The_Rational_Design_Handbook_An_Intro_to_RLD.php" text:style-name="Internet_20_link" text:visited-style-name="Visited_20_Internet_20_Link"><text:span text:style-name="T2">http://www.gamasutra.com/blogs/LukeMcMillan/20130806/197147/The_Rational_Design_Handbook_An_Intro_to_RLD.php</text:span></text:a></text:p>
      <text:h text:style-name="P4" text:outline-level="1"><text:bookmark text:name="h.yl43ndwvsf2b"/><text:soft-page-break/>Fuentes</text:h>
      <text:p text:style-name="Text_20_body"><text:a xlink:type="simple" xlink:href="http://www.fontsc.com/font/buenard" text:style-name="Internet_20_link" text:visited-style-name="Visited_20_Internet_20_Link"><text:span text:style-name="T2">http://www.fontsc.com/font/buenard</text:span></text:a></text:p>
      <text:h text:style-name="P4" text:outline-level="1"><text:bookmark text:name="h.mie6lp9k9ee5"/>Metricas</text:h>
      <text:p text:style-name="Text_20_body">Base de datos NOSQL MongoDB</text:p>
      <text:p text:style-name="Text_20_body"><text:a xlink:type="simple" xlink:href="https://mongolab.com/" text:style-name="Internet_20_link" text:visited-style-name="Visited_20_Internet_20_Link"><text:span text:style-name="T2">https://mongolab.com/</text:span></text:a></text:p>
      <text:h text:style-name="P4" text:outline-level="1"><text:bookmark text:name="h.3t7tp0fc8tqr"/>Unity</text:h>
      <text:p text:style-name="Text_20_body">Execution order</text:p>
      <text:p text:style-name="Text_20_body"><text:a xlink:type="simple" xlink:href="http://docs.unity3d.com/Manual/ExecutionOrder.html" text:style-name="Internet_20_link" text:visited-style-name="Visited_20_Internet_20_Link"><text:span text:style-name="T2">http://docs.unity3d.com/Manual/ExecutionOrder.html</text:span></text:a></text:p>
      <text:p text:style-name="Text_20_body">Physics tips</text:p>
      <text:p text:style-name="Text_20_body"><text:a xlink:type="simple" xlink:href="http://gamedevelopment.tutsplus.com/articles/how-to-fix-common-physics-problems-in-your-game--cms-21418" text:style-name="Internet_20_link" text:visited-style-name="Visited_20_Internet_20_Link"><text:span text:style-name="T2">http://gamedevelopment.tutsplus.com/articles/how-to-fix-common-physics-problems-in-your-game--cms-21418</text:span></text:a></text:p>
      <text:p text:style-name="Text_20_body">Organising the interface in Unity 4.6</text:p>
      <text:p text:style-name="Text_20_body"><text:a xlink:type="simple" xlink:href="http://sassybot.com/blog/the-fragments-of-him-interface/" text:style-name="Internet_20_link" text:visited-style-name="Visited_20_Internet_20_Link"><text:span text:style-name="T2">http://sassybot.com/blog/the-fragments-of-him-interface/</text:span></text:a></text:p>
      <text:p text:style-name="Text_20_body">Code Optimization in Unity</text:p>
      <text:p text:style-name="Text_20_body"><text:a xlink:type="simple" xlink:href="https://robotduck.wordpress.com/2011/07/26/code-optimization-in-unity-part-1/" text:style-name="Internet_20_link" text:visited-style-name="Visited_20_Internet_20_Link"><text:span text:style-name="T2">https://robotduck.wordpress.com/2011/07/26/code-optimization-in-unity-part-1/</text:span></text:a></text:p>
      <text:p text:style-name="Text_20_body"><text:a xlink:type="simple" xlink:href="https://robotduck.wordpress.com/2011/08/05/code-optimization-in-unity-part-2/" text:style-name="Internet_20_link" text:visited-style-name="Visited_20_Internet_20_Link"><text:span text:style-name="T2">https://robotduck.wordpress.com/2011/08/05/code-optimization-in-unity-part-2/</text:span></text:a></text:p>
      <text:p text:style-name="Text_20_body">Serialization</text:p>
      <text:p text:style-name="Text_20_body"><text:a xlink:type="simple" xlink:href="http://ivanozanchetta.com/gamedev/unity3d/unity-serialization-behind-scriptableobject/" text:style-name="Internet_20_link" text:visited-style-name="Visited_20_Internet_20_Link"><text:span text:style-name="T2">http://ivanozanchetta.com/gamedev/unity3d/unity-serialization-behind-scriptableobject/</text:span></text:a></text:p>
      <text:p text:style-name="Text_20_body">Shader editors</text:p>
      <text:p text:style-name="Text_20_body"><text:a xlink:type="simple" xlink:href="http://forum.unity3d.com/threads/strumpy-shader-editor-now-open-source.56180/" text:style-name="Internet_20_link" text:visited-style-name="Visited_20_Internet_20_Link"><text:span text:style-name="T2">http://forum.unity3d.com/threads/strumpy-shader-editor-now-open-source.56180/</text:span></text:a></text:p>
      <text:p text:style-name="Text_20_body"><text:a xlink:type="simple" xlink:href="http://u3d.as/content/kurt-loeffler/shader-fusion/1rm" text:style-name="Internet_20_link" text:visited-style-name="Visited_20_Internet_20_Link"><text:span text:style-name="T2">http://u3d.as/content/kurt-loeffler/shader-fusion/1rm</text:span></text:a></text:p>
      <text:h text:style-name="P4" text:outline-level="1"><text:bookmark text:name="h.kgh96aiocj4i"/>Herramientas</text:h>
      <text:p text:style-name="Text_20_body">GifCam - Permite grabar “vídeos” gif en el escritorio.</text:p>
      <text:p text:style-name="Text_20_body"><text:a xlink:type="simple" xlink:href="http://blog.bahraniapps.com/gifcam/" text:style-name="Internet_20_link" text:visited-style-name="Visited_20_Internet_20_Link"><text:span text:style-name="T2">http://blog.bahraniapps.com/gifcam/</text:span></text:a></text:p>
      <text:p text:style-name="Text_20_body"><text:soft-page-break/>Deck.js - Para crear presentaciones HTML</text:p>
      <text:p text:style-name="Text_20_body"><text:a xlink:type="simple" xlink:href="http://imakewebthings.com/deck.js/" text:style-name="Internet_20_link" text:visited-style-name="Visited_20_Internet_20_Link"><text:span text:style-name="T2">http://imakewebthings.com/deck.js/</text:span></text:a></text:p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n" fo:country="GB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51cm" style:writing-mode="page"/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n" fo:country="GB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50%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style:font-name="PT Serif" fo:font-family="'PT Serif'" style:font-style-name="Regular" style:font-family-generic="roman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line-height="150%" style:page-number="auto"/>
      <style:text-properties fo:color="#3465a4" style:font-name="Arial" fo:font-family="Arial" style:font-style-name="Normal" style:font-family-generic="swiss" style:font-pitch="variable" fo:font-size="180%" fo:text-shadow="none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990000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3333" fo:font-size="140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666666" fo:font-size="12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line-height="100%" fo:text-align="center" style:justify-single-word="false"/>
      <style:text-properties fo:font-size="3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graphic-properties draw:fill-image-width="0cm" draw:fill-image-height="0cm"/>
      <style:paragraph-properties fo:margin-top="0.106cm" fo:margin-bottom="0.212cm" loext:contextual-spacing="false" fo:line-height="100%" fo:text-align="center" style:justify-single-word="false" style:page-number="auto" style:shadow="none">
        <style:tab-stops/>
      </style:paragraph-properties>
      <style:text-properties fo:color="#666666" fo:font-size="24pt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8T23:10:41.759000000</dc:date>
    <meta:editing-duration>PT1M48S</meta:editing-duration>
    <meta:editing-cycles>1</meta:editing-cycles>
    <meta:document-statistic meta:table-count="0" meta:image-count="0" meta:object-count="0" meta:page-count="4" meta:paragraph-count="68" meta:word-count="166" meta:character-count="3084" meta:non-whitespace-character-count="2989"/>
    <meta:generator>LibreOffice/4.4.3.2$Windows_x86 LibreOffice_project/88805f81e9fe61362df02b9941de8e38a9b5fd16</meta:generator>
  </office:meta>
</office:document-meta>
</file>